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i>E</mi>
        <mo stretchy="false">=</mo>
        <mi>m</mi>
      </mrow>
      <msup>
        <mi>c</mi>
        <mn>2</mn>
      </msup>
    </mrow>
    <annotation encoding="StarMath 5.0">E = m c^2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11:56.807270066</meta:creation-date>
    <dc:date>2025-06-27T17:15:03.323465549</dc:date>
    <meta:editing-duration>PT3M7S</meta:editing-duration>
    <meta:editing-cycles>1</meta:editing-cycles>
    <meta:generator>LibreOffice/24.8.7.2$Linux_X86_64 LibreOffice_project/480$Build-2</meta:generator>
  </office:meta>
</office:document-meta>
</file>